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line-height="150%" fo:text-align="start" style:justify-single-word="false" fo:background-color="transparent" style:shadow="none" style:writing-mode="page"/>
      <style:text-properties officeooo:paragraph-rsid="0009e197"/>
    </style:style>
    <style:style style:name="P2" style:family="paragraph" style:parent-style-name="Standard">
      <loext:graphic-properties draw:fill="none"/>
      <style:paragraph-properties fo:line-height="150%" fo:text-align="start" style:justify-single-word="false" fo:background-color="transparent" style:shadow="none" style:writing-mode="page"/>
      <style:text-properties officeooo:paragraph-rsid="000cdcb9"/>
    </style:style>
    <style:style style:name="P3" style:family="paragraph" style:parent-style-name="Standard" style:master-page-name="">
      <loext:graphic-properties draw:fill="none"/>
      <style:paragraph-properties fo:line-height="150%" fo:text-align="start" style:justify-single-word="false" style:page-number="auto" fo:background-color="transparent" style:shadow="none" style:writing-mode="page"/>
      <style:text-properties fo:font-size="10pt" officeooo:rsid="0004ee5d" officeooo:paragraph-rsid="0006e459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omfortaa" fo:font-size="10pt" fo:font-weight="bold" officeooo:rsid="0002a654" officeooo:paragraph-rsid="0002a654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mfortaa" fo:font-size="10pt" officeooo:rsid="0002a654" officeooo:paragraph-rsid="0002a654" style:font-size-asian="8.75pt" style:font-size-complex="10pt"/>
    </style:style>
    <style:style style:name="P6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 style:shadow="none" style:writing-mode="page"/>
      <style:text-properties style:font-name="Comfortaa" fo:font-size="10pt" officeooo:rsid="00057619" officeooo:paragraph-rsid="000cdcb9" style:font-size-asian="8.75pt" style:font-size-complex="10pt"/>
    </style:style>
    <style:style style:name="P7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 style:shadow="none" style:writing-mode="page"/>
      <style:text-properties style:font-name="Comfortaa" fo:font-size="10pt" officeooo:rsid="00057619" officeooo:paragraph-rsid="00057619" style:font-size-asian="8.75pt" style:font-size-complex="10pt"/>
    </style:style>
    <style:style style:name="P8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 style:shadow="none" style:writing-mode="page"/>
      <style:text-properties style:font-name="Comfortaa" fo:font-size="10pt" officeooo:rsid="0006e459" officeooo:paragraph-rsid="0006e459" style:font-size-asian="8.75pt" style:font-size-complex="10pt"/>
    </style:style>
    <style:style style:name="P9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 style:shadow="none" style:writing-mode="page"/>
      <style:text-properties style:font-name="Comfortaa" fo:font-size="10pt" officeooo:rsid="0006e459" officeooo:paragraph-rsid="00070f6f" style:font-size-asian="8.75pt" style:font-size-complex="10pt"/>
    </style:style>
    <style:style style:name="T1" style:family="text">
      <style:text-properties style:font-name="Comfortaa"/>
    </style:style>
    <style:style style:name="T2" style:family="text">
      <style:text-properties style:font-name="Comfortaa" officeooo:rsid="00057619"/>
    </style:style>
    <style:style style:name="T3" style:family="text">
      <style:text-properties style:font-name="Comfortaa" officeooo:rsid="0006e459"/>
    </style:style>
    <style:style style:name="T4" style:family="text">
      <style:text-properties style:font-name="Comfortaa" officeooo:rsid="00070f6f"/>
    </style:style>
    <style:style style:name="T5" style:family="text">
      <style:text-properties style:font-name="Comfortaa" fo:font-size="10pt" officeooo:rsid="00070f6f" style:font-size-asian="8.75pt" style:font-size-complex="10pt"/>
    </style:style>
    <style:style style:name="T6" style:family="text">
      <style:text-properties style:font-name="Comfortaa" fo:font-size="10pt" officeooo:rsid="00084cc0" style:font-size-asian="8.75pt" style:font-size-complex="10pt"/>
    </style:style>
    <style:style style:name="T7" style:family="text">
      <style:text-properties style:font-name="Comfortaa" fo:font-size="10pt" officeooo:rsid="0009e197" style:font-size-asian="8.75pt" style:font-size-complex="10pt"/>
    </style:style>
    <style:style style:name="T8" style:family="text">
      <style:text-properties style:font-name="Comfortaa" fo:font-size="10pt" officeooo:rsid="000b7a27" style:font-size-asian="8.75pt" style:font-size-complex="10pt"/>
    </style:style>
    <style:style style:name="T9" style:family="text">
      <style:text-properties style:font-name="Comfortaa" fo:font-size="10pt" officeooo:rsid="000cdcb9" style:font-size-asian="8.75pt" style:font-size-complex="10pt"/>
    </style:style>
    <style:style style:name="T10" style:family="text">
      <style:text-properties style:font-name="Comfortaa" fo:font-size="10pt" officeooo:rsid="000ce776" style:font-size-asian="8.75pt" style:font-size-complex="10pt"/>
    </style:style>
    <style:style style:name="T11" style:family="text">
      <style:text-properties style:font-name="Comfortaa" fo:font-size="10pt" officeooo:rsid="000d839f" style:font-size-asian="8.75pt" style:font-size-complex="10pt"/>
    </style:style>
    <style:style style:name="T12" style:family="text">
      <style:text-properties officeooo:rsid="0006e459"/>
    </style:style>
    <style:style style:name="T13" style:family="text">
      <style:text-properties officeooo:rsid="000d83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облема, вирішенню, якої присвячена курсова</text:p>
      <text:p text:style-name="P5"/>
      <text:p text:style-name="P3"><text:span text:style-name="T3"><text:tab/>Як часто ви дізнаєтесь про подію, коли вона вже відбулась? Чи б</text:span><text:span text:style-name="T1">уває в вас раптово змінились плани, або просто є вільний час, </text:span><text:span text:style-name="T3">або ви вирішили зібратися з друзями, сім’єю, рідними, </text:span><text:span text:style-name="T4">другою половинкою</text:span><text:span text:style-name="T1"> і ви хочете провести </text:span><text:span text:style-name="T3">цей час</text:span><text:span text:style-name="T1"> </text:span><text:span text:style-name="T3">цікавіше ніж просто лежачи на ліжку</text:span><text:span text:style-name="T1">: відвідати виставку, послухати цікаву для вас лекцію, або взяти участь в спортивних заходах</text:span><text:span text:style-name="T3">, сходити на атракціони</text:span><text:span text:style-name="T1">. </text:span><text:span text:style-name="T2"><text:s/>Перше, що приходить в голову — це </text:span><text:span text:style-name="T3">пошук в</text:span><text:span text:style-name="T2"> соціальні</text:span><text:span text:style-name="T3">х</text:span><text:span text:style-name="T2"> мереж</text:span><text:span text:style-name="T3">ах</text:span><text:span text:style-name="T2">. </text:span><text:span text:style-name="T1"><text:s/></text:span><text:span text:style-name="T2">Проте, це рішення містить <text:s/>велику кількість недоліків, а саме:</text:span></text:p>
      <text:list xml:id="list1809142315" text:style-name="L1">
        <text:list-item>
          <text:p text:style-name="P6">Менше 5% всіх подій мають <text:span text:style-name="T12">визначену </text:span>категорію</text:p>
        </text:list-item>
        <text:list-item>
          <text:p text:style-name="P7">Cоціальні мережі не забезпечують пошук події по годинах</text:p>
        </text:list-item>
        <text:list-item>
          <text:p text:style-name="P8">Місце проведення задане адресою, яку ви в більшості випадків можете не знати</text:p>
        </text:list-item>
        <text:list-item>
          <text:p text:style-name="P9">Велика кількість подій “с<text:span text:style-name="T13">п</text:span>амів”</text:p>
        </text:list-item>
      </text:list>
      <text:p text:style-name="P2"><text:span text:style-name="T9">В першу чергу ви ставите акцент на категорії, адже саме вона визначає ваше <text:s/>ставлення в цій чи іншій події. Зараз </text:span><text:span text:style-name="T5">ми живемо, </text:span><text:span text:style-name="T9">коли</text:span><text:span text:style-name="T5"> час </text:span><text:span text:style-name="T9">є</text:span><text:span text:style-name="T5"> дуже цінний ресурс, </text:span><text:span text:style-name="T6">а при пошуку події ми втрачаємо двічі. Перший, коли витрачаємо його на нудні пошуки, а другий, коли в даний час ми вже могли займатись цікавими речами. </text:span><text:span text:style-name="T10">Дана проблема також постає</text:span><text:span text:style-name="T6"> якщо</text:span><text:span text:style-name="T7"> </text:span><text:span text:style-name="T6">ви турист в </text:span><text:span text:style-name="T10">незнайомуму </text:span><text:span text:style-name="T6">місті, </text:span><text:span text:style-name="T10">або ви можете пропустити </text:span><text:span text:style-name="T6">локальн</text:span><text:span text:style-name="T10">у </text:span><text:span text:style-name="T6">поді</text:span><text:span text:style-name="T10">ю</text:span><text:span text:style-name="T6">, </text:span><text:span text:style-name="T7">наприклад футбольний матч в сусідньому дворі</text:span><text:span text:style-name="T10">.</text:span><text:span text:style-name="T7"> </text:span></text:p>
      <text:p text:style-name="P1"><text:span text:style-name="T7"><text:tab/>Все вище сказане було, коли шукаємо ми, а якщо ви хочете знайти когось </text:span><text:span text:style-name="T10">ви також можете витратити багато часу на </text:span><text:span text:style-name="T7"><text:s/>А якщо в вас виникло бажання швидко організувати захід і щоб </text:span><text:span text:style-name="T9">він був досить популярний.</text:span><text:span text:style-name="T7"> </text:span><text:span text:style-name="T8">Ви з легкість натрапляєте на ту проблему ваше оголошення про подію стає “с</text:span><text:span text:style-name="T11">п</text:span><text:span text:style-name="T8">а</text:span><text:span text:style-name="T11">м</text:span><text:span text:style-name="T8">ом” і люди просто не звертають на нього увагу через малу кількість людей, що відвідають подію, і навіть якщо вам це вдасться при створенні іншої події ви знову наткнетесь на ту саму проблем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6:30:00.363815535</meta:creation-date>
    <dc:date>2018-02-24T20:06:07.253362629</dc:date>
    <meta:editing-duration>PT26M42S</meta:editing-duration>
    <meta:editing-cycles>4</meta:editing-cycles>
    <meta:generator>LibreOffice/5.4.4.1$Linux_X86_64 LibreOffice_project/40$Build-1</meta:generator>
    <meta:document-statistic meta:table-count="0" meta:image-count="0" meta:object-count="0" meta:page-count="1" meta:paragraph-count="8" meta:word-count="275" meta:character-count="1688" meta:non-whitespace-character-count="1416"/>
  </office:meta>
</office:document-meta>
</file>